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4" style:family="table-row">
      <style:table-row-properties style:min-row-height="0.341in" fo:keep-together="auto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10" style:family="table-row">
      <style:table-row-properties style:min-row-height="0.6604in" fo:keep-together="auto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3" style:family="table">
      <style:table-properties style:width="9.0938in" table:align="left" style:writing-mode="lr-tb"/>
    </style:style>
    <style:style style:name="Table3.A" style:family="table-column">
      <style:table-column-properties style:column-width="9.0938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2568" officeooo:paragraph-rsid="001b256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b3a75" officeooo:paragraph-rsid="001b3a75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1d0a29" officeooo:paragraph-rsid="001d0a29" style:font-size-asian="9pt" style:font-size-complex="9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10%" fo:text-align="center" style:justify-single-word="false" fo:orphans="0" fo:widows="0"/>
    </style:style>
    <style:style style:name="P9" style:family="paragraph" style:parent-style-name="Standard">
      <style:paragraph-properties fo:line-height="111%" fo:orphans="0" fo:widows="0"/>
    </style:style>
    <style:style style:name="P10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font-size="12pt" officeooo:rsid="001b4309" officeooo:paragraph-rsid="001b4309" style:font-size-asian="12pt" style:font-size-complex="12pt"/>
    </style:style>
    <style:style style:name="P13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4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82358" officeooo:paragraph-rsid="0018235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b2568" officeooo:paragraph-rsid="001b256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officeooo:paragraph-rsid="00182358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7be00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be00"/>
    </style:style>
    <style:style style:name="T5" style:family="text">
      <style:text-properties fo:font-weight="normal" officeooo:rsid="0017e6c5" style:font-weight-asian="normal" style:font-weight-complex="normal"/>
    </style:style>
    <style:style style:name="T6" style:family="text">
      <style:text-properties fo:font-weight="normal" officeooo:rsid="00182358" style:font-weight-asian="normal" style:font-weight-complex="normal"/>
    </style:style>
    <style:style style:name="T7" style:family="text">
      <style:text-properties fo:font-weight="normal" officeooo:rsid="001b2568" style:font-weight-asian="normal" style:font-weight-complex="normal"/>
    </style:style>
    <style:style style:name="T8" style:family="text">
      <style:text-properties fo:font-weight="normal" officeooo:rsid="001a0b6b" style:font-weight-asian="normal" style:font-weight-complex="normal"/>
    </style:style>
    <style:style style:name="T9" style:family="text">
      <style:text-properties fo:font-weight="normal" officeooo:rsid="001f0d13" style:font-weight-asian="normal" style:font-weight-complex="normal"/>
    </style:style>
    <style:style style:name="T10" style:family="text">
      <style:text-properties officeooo:rsid="001a0b6b"/>
    </style:style>
    <style:style style:name="T11" style:family="text">
      <style:text-properties officeooo:rsid="001d0a29"/>
    </style:style>
    <style:style style:name="T12" style:family="text">
      <style:text-properties officeooo:rsid="002026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5">Test Case ID: <text:span text:style-name="T9">LandingEval1</text:span></text:p>
          </table:table-cell>
          <table:table-cell table:style-name="Table1.B3" office:value-type="string">
            <text:p text:style-name="P17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14">Test Priority (Low/Medium/High): </text:p>
          </table:table-cell>
          <table:table-cell table:style-name="Table1.B4" office:value-type="string">
            <text:p text:style-name="P16">Test Designed date: <text:span text:style-name="T4">23/06/19</text:span></text:p>
          </table:table-cell>
        </table:table-row>
        <table:table-row table:style-name="Table1.3">
          <table:table-cell table:style-name="Table1.A5" office:value-type="string">
            <text:p text:style-name="P14">Module Name: <text:span text:style-name="T4">Landing Page de Evaluadores</text:span></text:p>
          </table:table-cell>
          <table:table-cell table:style-name="Table1.B5" office:value-type="string">
            <text:p text:style-name="P16">Test Executed by: <text:span text:style-name="T12">Miguel Sepúlveda</text:span></text:p>
          </table:table-cell>
        </table:table-row>
        <table:table-row table:style-name="Table1.3">
          <table:table-cell table:style-name="Table1.A6" office:value-type="string">
            <text:p text:style-name="P14">Test Title: <text:span text:style-name="T4">Requisito 1 Landing page Evaluadores</text:span></text:p>
          </table:table-cell>
          <table:table-cell table:style-name="Table1.B6" office:value-type="string">
            <text:p text:style-name="P16">Test Execution date: <text:span text:style-name="T12">24/06/20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4">Description: <text:span text:style-name="T5">Verif</text:span><text:span text:style-name="T6">icar que el sistema muestre las últimas 10 evaluaciones asociadas al usuario , respetando un orden y mostrando informacion asociada a cada una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2448319934" text:style-name="L1">
              <text:list-item>
                <text:p text:style-name="P21">Una cuenta de evaluador <text:span text:style-name="T10">llamada “Evaluador 1” creada y ingresar al sistema con ella</text:span></text:p>
              </text:list-item>
              <text:list-item>
                <text:p text:style-name="P22">Una cuenta de curso creada llamada “Curso 1”</text:p>
              </text:list-item>
              <text:list-item>
                <text:p text:style-name="P23"><text:span text:style-name="T6">Al menos 11 </text:span><text:span text:style-name="T7">evaluaciones creadas</text:span><text:span text:style-name="T6"> y asociados a “</text:span><text:span text:style-name="T8">Evaluador 1” y “Curso 1”, y con fecha de inicio <text:s/>i/05/19 con i perteneciente a {1…11} y cada evaluacion tenga una fecha de inicio diferente </text:span></text:p>
              </text:list-item>
            </text:list>
            <text:p text:style-name="P11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12">login de admin , login de evaluador , gestion de cursos y evaluaciones</text:p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4">Entrar a a vista de Evaluaciones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Ver 10 evaluacion<text:span text:style-name="T11">es</text:span>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6">Verificar Fechas <text:s/>y orden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6">El listado es decendente desde 11/05/19 hasta 2/05/19 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6"><text:s/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  <table:table-cell table:style-name="Table2.G11" office:value-type="string">
            <text:p text:style-name="P2"/>
          </table:table-cell>
        </table:table-row>
        <text:soft-page-break/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  <table:table-cell table:style-name="Table2.G11" office:value-type="string">
            <text:p text:style-name="P2"/>
          </table:table-cell>
        </table:table-row>
      </table:table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Dependencies: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4:46:41.837720393</dc:date>
    <meta:editing-duration>PT45M37S</meta:editing-duration>
    <meta:editing-cycles>7</meta:editing-cycles>
    <meta:document-statistic meta:table-count="3" meta:image-count="0" meta:object-count="0" meta:page-count="2" meta:paragraph-count="34" meta:word-count="180" meta:character-count="1127" meta:non-whitespace-character-count="971"/>
  </office:meta>
</office:document-meta>
</file>